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NewRomanPSMT" svg:font-family="TimesNewRomanPSM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593cm" fo:margin-left="0.062cm" fo:margin-right="-0.065cm" table:align="margins" style:writing-mode="lr-tb"/>
    </style:style>
    <style:style style:name="Tabela1.A" style:family="table-column">
      <style:table-column-properties style:column-width="3.27cm" style:rel-column-width="1854*"/>
    </style:style>
    <style:style style:name="Tabela1.B" style:family="table-column">
      <style:table-column-properties style:column-width="5.232cm" style:rel-column-width="2966*"/>
    </style:style>
    <style:style style:name="Tabela1.C" style:family="table-column">
      <style:table-column-properties style:column-width="7.091cm" style:rel-column-width="402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cm" fo:margin-bottom="0cm" fo:line-height="150%" style:text-autospace="none"/>
    </style:style>
    <style:style style:name="P2" style:family="paragraph" style:parent-style-name="Standard" style:list-style-name="WW8Num4">
      <style:paragraph-properties fo:margin-top="0cm" fo:margin-bottom="0cm" fo:line-height="150%" style:text-autospace="none"/>
    </style:style>
    <style:style style:name="P3" style:family="paragraph" style:parent-style-name="Standard" style:list-style-name="WW8Num9">
      <style:paragraph-properties fo:margin-top="0cm" fo:margin-bottom="0cm" fo:line-height="150%" style:text-autospace="none"/>
    </style:style>
    <style:style style:name="P4" style:family="paragraph" style:parent-style-name="Standard" style:list-style-name="WW8Num7">
      <style:paragraph-properties fo:margin-top="0cm" fo:margin-bottom="0cm" fo:line-height="150%" style:text-autospace="none"/>
    </style:style>
    <style:style style:name="P5" style:family="paragraph" style:parent-style-name="Standard" style:list-style-name="WW8Num3">
      <style:paragraph-properties fo:margin-top="0cm" fo:margin-bottom="0cm" fo:line-height="150%" style:text-autospace="none"/>
    </style:style>
    <style:style style:name="P6" style:family="paragraph" style:parent-style-name="Standard" style:list-style-name="WW8Num6">
      <style:paragraph-properties fo:margin-top="0cm" fo:margin-bottom="0cm" fo:line-height="150%" style:text-autospace="none"/>
    </style:style>
    <style:style style:name="P7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10" style:family="paragraph" style:parent-style-name="Standard" style:list-style-name="WW8Num7">
      <style:paragraph-properties fo:margin-top="0cm" fo:margin-bottom="0cm" fo:line-height="150%" style:text-autospace="none"/>
      <style:text-properties style:font-name="Arial" style:font-name-complex="Arial"/>
    </style:style>
    <style:style style:name="P11" style:family="paragraph" style:parent-style-name="Standard" style:list-style-name="WW8Num1">
      <style:paragraph-properties fo:margin-top="0cm" fo:margin-bottom="0cm" fo:line-height="150%" style:text-autospace="none"/>
      <style:text-properties style:font-name="Arial" style:font-name-complex="Arial"/>
    </style:style>
    <style:style style:name="P12" style:family="paragraph" style:parent-style-name="Standard" style:list-style-name="WW8Num9">
      <style:paragraph-properties fo:margin-top="0cm" fo:margin-bottom="0cm" fo:line-height="150%" style:text-autospace="none"/>
      <style:text-properties style:font-name="Arial"/>
    </style:style>
    <style:style style:name="P13" style:family="paragraph" style:parent-style-name="Standard" style:master-page-name="Standard">
      <style:paragraph-properties fo:margin-top="0cm" fo:margin-bottom="0cm" fo:line-height="150%" style:page-number="auto" style:text-autospace="none"/>
    </style:style>
    <style:style style:name="P14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</style:style>
    <style:style style:name="P15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17" style:family="paragraph" style:parent-style-name="Standard">
      <style:paragraph-properties fo:margin-left="1.905cm" fo:margin-right="0cm" fo:margin-top="0cm" fo:margin-bottom="0cm" fo:line-height="150%" fo:text-indent="0cm" style:auto-text-indent="false" style:text-autospace="none"/>
      <style:text-properties style:font-name="Arial" style:font-name-complex="Arial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text-underline-style="solid" style:text-underline-width="auto" style:text-underline-color="font-color" style:font-name-complex="Arial"/>
    </style:style>
    <style:style style:name="T4" style:family="text">
      <style:text-properties style:font-name="Arial" style:text-underline-style="none" style:font-name-complex="Arial"/>
    </style:style>
    <style:style style:name="T5" style:family="text">
      <style:text-properties style:font-name-complex="Arial"/>
    </style:style>
    <style:style style:name="T6" style:family="text">
      <style:text-properties style:font-name="TimesNewRomanPSMT" style:language-asian="pt" style:country-asian="BR" style:font-name-complex="TimesNewRomanPSMT" style:font-size-complex="12pt"/>
    </style:style>
    <style:style style:name="T7" style:family="text">
      <style:text-properties style:language-asian="pt" style:country-asian="BR" style:font-name-complex="TimesNewRomanPSMT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language-asian="pt" style:country-asian="BR" style:font-name-complex="TimesNewRomanPSMT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file-name text:display="name">UC01.05.00 - Emitir Relatórios de Alunos por Situação</text:file-name>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8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Data</text:p>
          </table:table-cell>
          <table:table-cell table:style-name="Tabela1.A2" office:value-type="string">
            <text:p text:style-name="P15">Autor</text:p>
          </table:table-cell>
          <table:table-cell table:style-name="Tabela1.A1" office:value-type="string">
            <text:p text:style-name="P15">Descrição</text:p>
          </table:table-cell>
        </table:table-row>
        <table:table-row table:style-name="Tabela1.1">
          <table:table-cell table:style-name="Tabela1.A3" office:value-type="date" office:date-value="2011-01-12">
            <text:p text:style-name="P14"><text:span text:style-name="T2">12/01/11</text:span></text:p>
          </table:table-cell>
          <table:table-cell table:style-name="Tabela1.A2" office:value-type="string">
            <text:p text:style-name="P16">Marcio Belo</text:p>
          </table:table-cell>
          <table:table-cell table:style-name="Tabela1.A1" office:value-type="string">
            <text:p text:style-name="P16">Versão inicial do caso de uso</text:p>
          </table:table-cell>
        </table:table-row>
      </table:table>
      <text:p text:style-name="P7"/>
      <text:p text:style-name="P7">Pré-condições</text:p>
      <text:list xml:id="list33623589" text:style-name="WW8Num4">
        <text:list-item>
          <text:p text:style-name="P2"><text:span text:style-name="T2">Usuário autenticado no sistema com as permissões de Coordenador Acadêmico;</text:span></text:p>
        </text:list-item>
        <text:list-item>
          <text:p text:style-name="P2"><text:span text:style-name="T2">Usuário escolhe a opção </text:span><text:span text:style-name="T2">“Emissão – </text:span><text:span text:style-name="T9">Alunos por Situação</text:span><text:span text:style-name="T2">”;</text:span></text:p>
        </text:list-item>
      </text:list>
      <text:p text:style-name="P9"/>
      <text:p text:style-name="P7">Atores</text:p>
      <text:p text:style-name="P1"><text:span text:style-name="T2">Coordenador Acadêmico (primário)</text:span></text:p>
      <text:p text:style-name="P1"><text:span text:style-name="T2">Secretária Acadêmica (secundário)</text:span></text:p>
      <text:p text:style-name="P9"/>
      <text:p text:style-name="P7">Fluxo Principal</text:p>
      <text:list xml:id="list33633795" text:style-name="WW8Num9">
        <text:list-item>
          <text:p text:style-name="P3"><text:span text:style-name="T2">Sistema solicita:</text:span></text:p>
        </text:list-item>
      </text:list>
      <text:list xml:id="list33627172" text:style-name="WW8Num7">
        <text:list-item>
          <text:p text:style-name="P4"><text:span text:style-name="T2">Curso;</text:span></text:p>
        </text:list-item>
        <text:list-item>
          <text:p text:style-name="P4"><text:span text:style-name="T2">Situações das matrículas;</text:span></text:p>
        </text:list-item>
        <text:list-item>
          <text:p text:style-name="P4"><text:span text:style-name="T2">Intervalo do período das matrículas;</text:span></text:p>
        </text:list-item>
        <text:list-item>
          <text:p text:style-name="P10">Ordem que deverão ser exibidas:</text:p>
        </text:list-item>
      </text:list>
      <text:list xml:id="list33624115" text:style-name="WW8Num1">
        <text:list-item>
          <text:p text:style-name="P11"><text:s/>Matrícula;</text:p>
        </text:list-item>
        <text:list-item>
          <text:p text:style-name="P11">Nome;</text:p>
        </text:list-item>
        <text:list-item>
          <text:p text:style-name="P11">Situação;</text:p>
        </text:list-item>
        <text:list-item>
          <text:p text:style-name="P11">Período.</text:p>
        </text:list-item>
      </text:list>
      <text:list xml:id="list34353795" text:continue-list="list33633795" text:style-name="WW8Num9">
        <text:list-item>
          <text:p text:style-name="P3"><text:span text:style-name="T2">Usuário informa o Curso;</text:span></text:p>
        </text:list-item>
        <text:list-item>
          <text:p text:style-name="P3"><text:span text:style-name="T2">Usuário informa as Situações das Matrículas;</text:span></text:p>
        </text:list-item>
        <text:list-item>
          <text:p text:style-name="P3"><text:span text:style-name="T2">Usuário informa o Intervalo do Período das Matrículas;</text:span></text:p>
        </text:list-item>
        <text:list-item>
          <text:p text:style-name="P3"><text:span text:style-name="T2">Usuário escolhe a ordem que deve ser exibido o relatório;</text:span></text:p>
        </text:list-item>
        <text:list-item>
          <text:p text:style-name="P12"><text:span text:style-name="T5">Sistema exibe o </text:span><text:span text:style-name="T7">Relatório de Alunos por Situação</text:span><text:span text:style-name="T5">;</text:span></text:p>
        </text:list-item>
        <text:list-item>
          <text:p text:style-name="P3"><text:span text:style-name="T2">Usuário solicita a impressão do </text:span><text:span text:style-name="T6">Relatório de Alunos por Situação</text:span><text:span text:style-name="T2">.</text:span></text:p>
        </text:list-item>
      </text:list>
      <text:p text:style-name="P9"/>
      <text:p text:style-name="P7">Fluxo Alternativo</text:p>
      <text:list xml:id="list33646148" text:style-name="WW8Num3">
        <text:list-item>
          <text:p text:style-name="P5"><text:span text:style-name="T2">Usuário encerra execução do caso de uso a qualquer momento.</text:span></text:p>
        </text:list-item>
      </text:list>
      <text:p text:style-name="P9"/>
      <text:p text:style-name="P7"><text:soft-page-break/>Pós-condições</text:p>
      <text:list xml:id="list33628631" text:style-name="WW8Num6">
        <text:list-item>
          <text:p text:style-name="P6"><text:span text:style-name="T2">Sistema gerou o modelo do Relatório de Alunos por Situação para impressão;</text:span></text:p>
        </text:list-item>
        <text:list-item>
          <text:p text:style-name="P6"><text:span text:style-name="T2">Sistema adicionou registro no log de auditoria para o usuário logado: “Consulta de listagem de Alunos por Situação, do curso </text:span><text:span text:style-name="T3">TASI (Análise de Sistemas Informatizados)</text:span><text:span text:style-name="T4">, que estejam nas situações </text:span><text:span text:style-name="T3">CURSANDO</text:span><text:span text:style-name="T4">, </text:span><text:span text:style-name="T3">TRANCADO</text:span><text:span text:style-name="T4">, …, que ingressaram do período letivo </text:span><text:span text:style-name="T3">2002.1</text:span><text:span text:style-name="T4"> até </text:span><text:span text:style-name="T3">2009.2</text:span><text:span text:style-name="T4">”;</text:span></text:p>
        </text:list-item>
      </text:list>
      <text:p text:style-name="P17"/>
      <text:p text:style-name="P7">Regras de Negócio</text:p>
      <text:p text:style-name="P9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NewRomanPSMT" svg:font-family="TimesNewRomanPSM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Calibri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Fonte_20_parág._20_padrão" style:display-name="Fonte parág. padrão" style:family="text"/>
    <style:style style:name="Título_20_4_20_Char" style:display-name="Título 4 Char" style:family="text" style:parent-style-name="Fonte_20_parág._20_padrão"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4T12:02:00</meta:creation-date>
    <dc:creator>Marcio Belo</dc:creator>
    <dc:date>2011-01-12T14:21:49.42</dc:date>
    <meta:editing-cycles>23</meta:editing-cycles>
    <meta:editing-duration>PT24H36M15S</meta:editing-duration>
    <meta:generator>BrOffice.org/3.2$Win32 OpenOffice.org_project/320m18$Build-9502</meta:generator>
    <meta:document-statistic meta:table-count="1" meta:image-count="0" meta:object-count="0" meta:page-count="2" meta:paragraph-count="37" meta:word-count="210" meta:character-count="1304"/>
  </office:meta>
</office:document-meta>
</file>